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1T10:44:30</meta:creation-date>
    <dc:date>2009-08-21T10:45:09</dc:date>
    <dc:language>de-DE</dc:language>
    <meta:editing-cycles>2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2"/>
  </office:meta>
</office:document-meta>
</file>

<file path=META-INF/documentsignatures.xml><?xml version="1.0" encoding="utf-8"?>
<document-signatures xmlns="http://openoffice.org/2004/documentsignatures">
  <Signature xmlns="http://www.w3.org/2000/09/xmldsig#" Id="ID_00000024004e0040008e002f001100de00b700fe00ee000c00b50089001d00c3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S+qIsmukCfbvkNyCUEamTm2Pd6E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JEnSaRJfbeUPoH+HjRfKcoVvZOs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qw+up93v2fGFFYN/YoBWPnNB8s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3DuxyrvznV4fRt6AhpC4nrYAllU=</DigestValue>
      </Reference>
      <Reference URI="#ID_00000024004e0041008e002f001100de00a6007e00ee000c00b50089001d00c3">
        <DigestMethod Algorithm="http://www.w3.org/2000/09/xmldsig#sha1"/>
        <DigestValue>Uu14wdFsgsHHPjsqCGDBgzCgW2o=</DigestValue>
      </Reference>
    </SignedInfo>
    <SignatureValue>J1ZOK1gwnK+pvJ9NUdL5NcDS37KxwC6MDapw5wlnWjX4zVq1RHH1iMtONk6uzLFV
XFaFuh0YQbIZwjmkhAilI02mF2jYnQ+rcxHBjm23BDTqt00ws+Tgim7VzwdDVaF1
sfINkUDUR2JuZ+YZH2STNXUVwW2wD1qmcmOAk5pXf9w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000024004e0041008e002f001100de00a6007e00ee000c00b50089001d00c3" Target="#ID_00000024004e0040008e002f001100de00b700fe00ee000c00b50089001d00c3">
          <dc:date xmlns:dc="http://purl.org/dc/elements/1.1/">2009-08-21T10:45:38,46</dc:date>
        </SignatureProperty>
      </SignatureProperties>
    </Object>
  </Signature>
</document-signatures>
</file>